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</style:style>
    <style:style style:name="P3" style:family="paragraph" style:parent-style-name="Standard">
      <style:paragraph-properties fo:margin-left="0.5in" fo:margin-right="0in" fo:margin-top="0.1665in" fo:margin-bottom="0in" loext:contextual-spacing="false" fo:line-height="100%" fo:text-indent="0in" style:auto-text-indent="false"/>
    </style:style>
    <style:style style:name="P4" style:family="paragraph" style:parent-style-name="Standard" style:list-style-name="WWNum1">
      <style:paragraph-properties fo:margin-left="0.1965in" fo:margin-right="0in" fo:margin-top="0.1665in" fo:margin-bottom="0in" loext:contextual-spacing="false" fo:line-height="100%" fo:text-indent="-0.196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_Praia</text:p>
      <text:p text:style-name="Standard"/>
      <text:p text:style-name="P2">Um, dois, três, quatro, cinco.</text:p>
      <text:p text:style-name="P2">A Franzi estava deitada na tenda. Olhava para o teto e contava o número de mosquitos. Por causa deles não tinha dormido muito. Mesmo assim sentia-se cheia de energia para mais um dia nos arredores de Sesimbra. A Sara e a Ana ainda estavam a dormir e respiravam profunda e calmamente. O sol já batia na tenda e fazia calor. Por isso, a Franzi abriu o fecho, calçou os chinelos e saiu.</text:p>
      <text:p text:style-name="P2">Cá fora ainda estava fresco. Ouvia-se gaivotas ali perto e outros pássaros. A Franzi espreguiçou-se e olhou em volta. O Norman também já estava cá fora. E não, não estava a ler mensagens no telemóvel, estava a juntar troncos grandes para se sentarem e tomarem o pequeno-almoço. Hoje parecia mais alegre e descontraído do que na quinta-feira.</text:p>
      <text:p text:style-name="P2"><text:span text:style-name="T1">Bom dia. </text:span>Disse ela <text:span text:style-name="T1">Queres ajuda?</text:span></text:p>
      <text:p text:style-name="P2">Eles montaram as coisas e depois foram à pequena loja do parque de campismo e compraram pãezinhos e uma melancia.</text:p>
      <text:p text:style-name="P2">Entretanto também a Ana, a Sara, o Hannes e o Tiago estavam acordados e tomaram juntos o pequeno-almoço.</text:p>
      <text:p text:style-name="P2">Passaram um início de manhã relaxante no parque. A Franzi jogou um pouco de ping pong com o Hannes e a Ana.</text:p>
      <text:p text:style-name="P2">Depois do almoço era hora de explorar os arredores.</text:p>
      <text:p text:style-name="P2"><text:span text:style-name="T1">Vamos andando pessoal?</text:span> Disse a Franzi. Estava calor e ela imaginava a água azul da praia que já conheciam do dia anterior: a Praia do Ribeiro do Cavalo. <text:span text:style-name="T1">Levamos comida?</text:span> Perguntou a Ana.</text:p>
      <text:p text:style-name="P3"><text:span text:style-name="T1">É melhor,</text:span> disse o Tiago, <text:span text:style-name="T1">é uma praia selvagem. Não há lá cafés</text:span>.</text:p>
      <text:p text:style-name="P2"><text:span text:style-name="T1">- E já comemos toda a farinha torrada ontem,</text:span> brincou a Sara.</text:p>
      <text:p text:style-name="P2"><text:span text:style-name="T1">- Levamos algumas fatias de melancia.</text:span> sugeriu a Franzi.</text:p>
      <text:p text:style-name="P2"/>
      <text:p text:style-name="P2">Passados quinze minutos tinham tudo o que precisavam e partiram. Usaram um mapa do caminho que encontraram num blogue. Até à praia eram uns 3 quilómetros. A primeira parte foi ao longo da estrada, mas depois entraram num caminho que seguia pela natureza. Estavam todos entusiasmados com a paisagem: as colinas de arbustos densos da serra, a areia amarelada e via-se o mar a perder de vista. A Franzi tirava fotos da paisagem e dos seus amigos. A Ana ficava sempre bem e o vestido e o chapéu de palha que usava tinham um estilo muito próprio. A Franzi tentou fotografar a Sara, mas de cada vez que apontava a máquina fotográfica ela fazia caretas. Também tirou foto ao Norman. Ele, por outro lado, fazia uma cara séria e perguntava de cinco em cinco minutos se depois a Franzi lhe enviava as fotos.</text:p>
      <text:p text:style-name="P2"><text:span text:style-name="T1">Onde é que está o Hannes?</text:span> Perguntou o Tiago.</text:p>
      <text:p text:style-name="P2">Todos tinham ténis bons para caminhar. Todos menos o Hannes, que trazia sandálias. O caminho era um pouco sinuoso, especialmente quando começou a descer e às vezes o Hannes ficava para trás.</text:p>
      <text:p text:style-name="P2">A Franzi e o Tiago esperaram por ele.</text:p>
      <text:p text:style-name="P2">O sol estava forte e o ar quente. Ouviam-se algumas cigarras ali perto e as vozes distantes da Ana e do Norman já ao longe.</text:p>
      <text:p text:style-name="P2">Os dois abrigaram-se à sombra dum arbusto. Enquanto esperavam, o Tiago perguntou: <text:span text:style-name="T1">posso ver as fotos que tiraste</text:span>?</text:p>
      <text:p text:style-name="P2">A Franzi levantou a câmara e o Tiago inclinou-se para verem a fotos juntos.</text:p>
      <text:list xml:id="list2758459157" text:style-name="WWNum1">
        <text:list-item>
          <text:p text:style-name="P4"><text:span text:style-name="T1">Olha, nesta ficaste bem</text:span>. Disse a Franzi.</text:p>
        </text:list-item>
      </text:list>
      <text:p text:style-name="P2"><text:span text:style-name="T1">- Quase tão bem como o Norman</text:span>. Brincou o Tiago. Os dois trocaram olhares e sorriram.</text:p>
      <text:p text:style-name="P2">Nesse momento o Hannes chegou à pequena árvore e eles puderam prosseguir caminho.</text:p>
      <text:p text:style-name="P2"><text:soft-page-break/>Os outros estavam à espera um pouco mais à frente. E já comiam algumas fatias de melancia. Fizeram juntos uma pequena pausa e depois continuaram. Dobraram mais uma curva e, de repente lá estava ela: a praia.</text:p>
      <text:p text:style-name="P2">Era uma praia pequena, com rochas à volta e água calma de azul turquesa. Era uma visão quase surreal. Só havia mais algumas pessoas e três barcos ancorados perto da praia.</text:p>
      <text:p text:style-name="P2">Desceram uma encosta íngreme e, finalmente, saltaram para a areia.</text:p>
      <text:p text:style-name="P2">Cinco minutos depois nadavam na água. Era cristalina e dava para ver as rochas, o fundo e até alguns peixes.</text:p>
      <text:p text:style-name="P2">Aqueceram-se ao sol, puseram protetor e depois, enquanto o Norman e o Hannes jogavam às raquetes, e o Tiago e a Ana falavam de como era aprender alemão, a Franzi e a Sara foram explorar as rochas da praia.</text:p>
      <text:p text:style-name="P2">Encontraram um recanto abrigado, com uma vista bonita para a vastidão do mar e praias distantes. Depois de apanhar um pouco de sol, aproveitaram para dar mais um mergulho.</text:p>
      <text:p text:style-name="P2"><text:span text:style-name="T1">- O que é aquilo</text:span>, disse a Sara, - <text:span text:style-name="T1">Ah, não pode ser... São golfinhos</text:span>.</text:p>
      <text:p text:style-name="P2">Contaram seis animais, que passaram perto da praia. Havia até um mais pequeno do que os outros. Devia ser uma cria. </text:p>
      <text:p text:style-name="P2">A gozar o sol e a observar os golfinhos o tempo passou tão depressa...</text:p>
      <text:p text:style-name="P2">Ouviram gritos: <text:span text:style-name="T1">Sara, Franzi, onde é que vocês estão?</text:span></text:p>
      <text:p text:style-name="P2">Estamos aqui, responderam.</text:p>
      <text:p text:style-name="P2">A Ana veio ter com elas. <text:span text:style-name="T1">Tenho boas e más notícias. A má é que não demos pelo passar do tempo. Combinámos encontrar-nos no parque de estacionamento com o Canuto para irmos com ele ao Cabo Espichel. Daqui a dez minutos... A boa notícia é que lutei contra os rapazes e consegui guardar-vos duas fatias de melancia.</text:span> <text:span text:style-name="T1">Isto é, se eles não as comeram entretanto..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856" meta:character-count="4734" meta:non-whitespace-character-count="3913"/>
    <meta:generator>LibreOfficeDev/6.0.5.2$Linux_X86_64 LibreOffice_project/</meta:generator>
  </office:meta>
</office:document-meta>
</file>